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tructurer.inject( LinkedHashSet &lt; XMLEvent &gt; pathElement , XMLStreamReader parser , String injectionPoi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MLStructurer.processContractResult( InputStream resultStream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XMLStructurer.processHook( XMLStreamReader reader , boolean st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Structurer.processStructure( XMLStreamReader read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XMLStructurer.processProperty( XMLStreamReader reader , HashMap para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Structurer.XMLStructurer( DispatcherBea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tructurer.createResultStax( XMLEventWriter writ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XMLStructurer.injectResult( XMLEventWriter writer , String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Structurer.processContract( XMLStreamReader reade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">
            <text:p text:style-name="Table_20_Contents">5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XMLStructurer.execute( InputStream structurerStream , String forma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">
            <text:p text:style-name="Table_20_Contents">3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XMLStructurer.closingPaths( XMLEventWriter writer , String [ ] tokeniz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Structurer.openPaths( XMLEventWriter writer , String [ ] tokeniz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